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2">
          <table:table-cell/>
          <table:table-cell table:style-name="ce42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1" calcext:value-type="float">
            <text:p>1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4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4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4"/>
          <table:covered-table-cell table:number-columns-repeated="2"/>
          <table:covered-table-cell table:number-columns-repeated="6" table:style-name="ce44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2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2" office:value-type="string" calcext:value-type="string">
            <text:p>Raw</text:p>
          </table:table-cell>
          <table:table-cell table:style-name="ce42" office:value-type="string" calcext:value-type="string">
            <text:p>Percent</text:p>
          </table:table-cell>
          <table:table-cell table:style-name="ce42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34" calcext:value-type="float">
            <text:p>134</text:p>
          </table:table-cell>
          <table:table-cell table:style-name="ce31" table:formula="of:=QUOTIENT(PRODUCT(ORG.LIBREOFFICE.RAWSUBTRACT([.D313];60);5);12)" office:value-type="float" office:value="30" calcext:value-type="float">
            <text:p>30</text:p>
          </table:table-cell>
          <table:table-cell table:style-name="ce63" table:formula="of:=IF([.E313]&lt;=20;&quot;Very Low&quot;;IF([.E313]&lt;=34;&quot;Low&quot;;IF([.E313]&lt;=45;&quot;A Little Low&quot;;IF([.E313]&lt;=54;&quot;Average&quot;;IF([.E313]&lt;=65;&quot;A Little High&quot;;IF([.E313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ger</text:p>
          </table:table-cell>
          <table:covered-table-cell table:style-name="ce55"/>
          <table:table-cell table:style-name="ce5" table:formula="of:=SUM([.P27]+[.P48]+[.P97]+[.P133]+[.P168]+[.P193]+[.P214]+[.P228]+[.P261]+[.P300])" office:value-type="float" office:value="22" calcext:value-type="float">
            <text:p>22</text:p>
          </table:table-cell>
          <table:table-cell table:style-name="ce5" table:formula="of:=QUOTIENT(PRODUCT(5;ORG.LIBREOFFICE.RAWSUBTRACT( [.D314];10));2)" office:value-type="float" office:value="30" calcext:value-type="float">
            <text:p>30</text:p>
          </table:table-cell>
          <table:table-cell table:style-name="ce64" table:formula="of:=IF([.E314]&lt;=20;&quot;Very Low&quot;;IF([.E314]&lt;=34;&quot;Low&quot;;IF([.E314]&lt;=45;&quot;A Little Low&quot;;IF([.E314]&lt;=54;&quot;Average&quot;;IF([.E314]&lt;=65;&quot;A Little High&quot;;IF([.E314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xiety</text:p>
          </table:table-cell>
          <table:covered-table-cell table:style-name="ce55"/>
          <table:table-cell table:style-name="ce5" table:formula="of:=SUM([.P14]+[.P40]+[.P67]+[.P102]+[.P130]+[.P180]+[.P202]+[.P236]+[.P262]+[.P288])" office:value-type="float" office:value="23" calcext:value-type="float">
            <text:p>23</text:p>
          </table:table-cell>
          <table:table-cell table:style-name="ce5" table:formula="of:=QUOTIENT(PRODUCT(5;ORG.LIBREOFFICE.RAWSUBTRACT( [.D315];10));2)" office:value-type="float" office:value="32" calcext:value-type="float">
            <text:p>32</text:p>
          </table:table-cell>
          <table:table-cell table:style-name="ce64" table:formula="of:=IF([.E315]&lt;=20;&quot;Very Low&quot;;IF([.E315]&lt;=34;&quot;Low&quot;;IF([.E315]&lt;=45;&quot;A Little Low&quot;;IF([.E315]&lt;=54;&quot;Average&quot;;IF([.E315]&lt;=65;&quot;A Little High&quot;;IF([.E315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Depression</text:p>
          </table:table-cell>
          <table:covered-table-cell table:style-name="ce55"/>
          <table:table-cell table:style-name="ce5" table:formula="of:=SUM([.P11]+[.P30]+[.P78]+[.P132]+[.P166]+[.P196]+[.P209]+[.P225]+[.P246]+[.P281])" office:value-type="float" office:value="18" calcext:value-type="float">
            <text:p>18</text:p>
          </table:table-cell>
          <table:table-cell table:style-name="ce5" table:formula="of:=QUOTIENT(PRODUCT(5;ORG.LIBREOFFICE.RAWSUBTRACT( [.D316];10));2)" office:value-type="float" office:value="20" calcext:value-type="float">
            <text:p>20</text:p>
          </table:table-cell>
          <table:table-cell table:style-name="ce64" table:formula="of:=IF([.E316]&lt;=20;&quot;Very Low&quot;;IF([.E316]&lt;=34;&quot;Low&quot;;IF([.E316]&lt;=45;&quot;A Little Low&quot;;IF([.E316]&lt;=54;&quot;Average&quot;;IF([.E316]&lt;=65;&quot;A Little High&quot;;IF([.E316]&lt;=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Immoderation</text:p>
          </table:table-cell>
          <table:covered-table-cell table:style-name="ce55"/>
          <table:table-cell table:style-name="ce5" table:formula="of:=SUM([.P12]+[.P49]+[.P73]+[.P88]+[.P111]+[.P145]+[.P159]+[.P204]+[.P280]+[.P254])" office:value-type="float" office:value="19" calcext:value-type="float">
            <text:p>19</text:p>
          </table:table-cell>
          <table:table-cell table:style-name="ce5" table:formula="of:=QUOTIENT(PRODUCT(5;ORG.LIBREOFFICE.RAWSUBTRACT( [.D317];10));2)" office:value-type="float" office:value="22" calcext:value-type="float">
            <text:p>22</text:p>
          </table:table-cell>
          <table:table-cell table:style-name="ce64" table:formula="of:=IF([.E317]&lt;=20;&quot;Very Low&quot;;IF([.E317]&lt;=34;&quot;Low&quot;;IF([.E317]&lt;=45;&quot;A Little Low&quot;;IF([.E317]&lt;=54;&quot;Average&quot;;IF([.E317]&lt;=65;&quot;A Little High&quot;;IF([.E317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32" calcext:value-type="float">
            <text:p>32</text:p>
          </table:table-cell>
          <table:table-cell table:style-name="ce5" table:formula="of:=QUOTIENT(PRODUCT(5;ORG.LIBREOFFICE.RAWSUBTRACT( [.D318];10));2)" office:value-type="float" office:value="55" calcext:value-type="float">
            <text:p>55</text:p>
          </table:table-cell>
          <table:table-cell table:style-name="ce64" table:formula="of:=IF([.E318]&lt;=20;&quot;Very Low&quot;;IF([.E318]&lt;=34;&quot;Low&quot;;IF([.E318]&lt;=45;&quot;A Little Low&quot;;IF([.E318]&lt;=54;&quot;Average&quot;;IF([.E318]&lt;=65;&quot;A Little High&quot;;IF([.E31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Vulnerability</text:p>
          </table:table-cell>
          <table:covered-table-cell table:style-name="ce55"/>
          <table:table-cell table:style-name="ce5" table:formula="of:=SUM([.P7]+[.P24]+[.P57]+[.P71]+[.P192]+[.P208]+[.P218]+[.P251]+[.P290]+[.P302])" office:value-type="float" office:value="20" calcext:value-type="float">
            <text:p>20</text:p>
          </table:table-cell>
          <table:table-cell table:style-name="ce5" table:formula="of:=QUOTIENT(PRODUCT(5;ORG.LIBREOFFICE.RAWSUBTRACT( [.D319];10));2)" office:value-type="float" office:value="25" calcext:value-type="float">
            <text:p>25</text:p>
          </table:table-cell>
          <table:table-cell table:style-name="ce64" table:formula="of:=IF([.E319]&lt;=20;&quot;Very Low&quot;;IF([.E319]&lt;=34;&quot;Low&quot;;IF([.E319]&lt;=45;&quot;A Little Low&quot;;IF([.E319]&lt;=54;&quot;Average&quot;;IF([.E319]&lt;=65;&quot;A Little High&quot;;IF([.E319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141" calcext:value-type="float">
            <text:p>141</text:p>
          </table:table-cell>
          <table:table-cell table:style-name="ce31" table:formula="of:=QUOTIENT(PRODUCT(ORG.LIBREOFFICE.RAWSUBTRACT([.D321];60);5);12)" office:value-type="float" office:value="33" calcext:value-type="float">
            <text:p>33</text:p>
          </table:table-cell>
          <table:table-cell table:style-name="ce63" table:formula="of:=IF([.E321]&lt;=20;&quot;Very Low&quot;;IF([.E321]&lt;=34;&quot;Low&quot;;IF([.E321]&lt;=45;&quot;A Little Low&quot;;IF([.E321]&lt;=54;&quot;Average&quot;;IF([.E321]&lt;=65;&quot;A Little High&quot;;IF([.E321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tivity-Level</text:p>
          </table:table-cell>
          <table:covered-table-cell table:style-name="ce55"/>
          <table:table-cell table:style-name="ce5" table:formula="of:=SUM([.P18]+[.P50]+[.P80]+[.P96]+[.P112]+[.P129]+[.P171]+[.P212]+[.P260]+[.P287])" office:value-type="float" office:value="24" calcext:value-type="float">
            <text:p>24</text:p>
          </table:table-cell>
          <table:table-cell table:style-name="ce5" table:formula="of:=QUOTIENT(PRODUCT(5;ORG.LIBREOFFICE.RAWSUBTRACT( [.D322];10));2)" office:value-type="float" office:value="35" calcext:value-type="float">
            <text:p>35</text:p>
          </table:table-cell>
          <table:table-cell table:style-name="ce64" table:formula="of:=IF([.E322]&lt;=20;&quot;Very Low&quot;;IF([.E322]&lt;=34;&quot;Low&quot;;IF([.E322]&lt;=45;&quot;A Little Low&quot;;IF([.E322]&lt;=54;&quot;Average&quot;;IF([.E322]&lt;=65;&quot;A Little High&quot;;IF([.E322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ssertiveness</text:p>
          </table:table-cell>
          <table:covered-table-cell table:style-name="ce55"/>
          <table:table-cell table:style-name="ce5" table:formula="of:=SUM([.P55]+[.P72]+[.P86]+[.P106]+[.P122]+[.P136]+[.P182]+[.P220]+[.P268]+[.P285])" office:value-type="float" office:value="17" calcext:value-type="float">
            <text:p>17</text:p>
          </table:table-cell>
          <table:table-cell table:style-name="ce5" table:formula="of:=QUOTIENT(PRODUCT(5;ORG.LIBREOFFICE.RAWSUBTRACT( [.D323];10));2)" office:value-type="float" office:value="17" calcext:value-type="float">
            <text:p>17</text:p>
          </table:table-cell>
          <table:table-cell table:style-name="ce64" table:formula="of:=IF([.E323]&lt;=20;&quot;Very Low&quot;;IF([.E323]&lt;=34;&quot;Low&quot;;IF([.E323]&lt;=45;&quot;A Little Low&quot;;IF([.E323]&lt;=54;&quot;Average&quot;;IF([.E323]&lt;=65;&quot;A Little High&quot;;IF([.E323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heerfulness</text:p>
          </table:table-cell>
          <table:covered-table-cell table:style-name="ce55"/>
          <table:table-cell table:style-name="ce5" table:formula="of:=SUM([.P5]+[.P38]+[.P69]+[.P84]+[.P104]+[.P135]+[.P151]+[.P223]+[.P245]+[.P264])" office:value-type="float" office:value="34" calcext:value-type="float">
            <text:p>34</text:p>
          </table:table-cell>
          <table:table-cell table:style-name="ce5" table:formula="of:=QUOTIENT(PRODUCT(5;ORG.LIBREOFFICE.RAWSUBTRACT( [.D324];10));2)" office:value-type="float" office:value="60" calcext:value-type="float">
            <text:p>60</text:p>
          </table:table-cell>
          <table:table-cell table:style-name="ce64" table:formula="of:=IF([.E324]&lt;=20;&quot;Very Low&quot;;IF([.E324]&lt;=34;&quot;Low&quot;;IF([.E324]&lt;=45;&quot;A Little Low&quot;;IF([.E324]&lt;=54;&quot;Average&quot;;IF([.E324]&lt;=65;&quot;A Little High&quot;;IF([.E32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xcitement-Seeking</text:p>
          </table:table-cell>
          <table:covered-table-cell table:style-name="ce55"/>
          <table:table-cell table:style-name="ce5" table:formula="of:=SUM([.P13]+[.P32]+[.P53]+[.P94]+[.P150]+[.P179]+[.P213]+[.P227]+[.P270]+[.P296])" office:value-type="float" office:value="17" calcext:value-type="float">
            <text:p>17</text:p>
          </table:table-cell>
          <table:table-cell table:style-name="ce5" table:formula="of:=QUOTIENT(PRODUCT(5;ORG.LIBREOFFICE.RAWSUBTRACT( [.D325];10));2)" office:value-type="float" office:value="17" calcext:value-type="float">
            <text:p>17</text:p>
          </table:table-cell>
          <table:table-cell table:style-name="ce64" table:formula="of:=IF([.E325]&lt;=20;&quot;Very Low&quot;;IF([.E325]&lt;=34;&quot;Low&quot;;IF([.E325]&lt;=45;&quot;A Little Low&quot;;IF([.E325]&lt;=54;&quot;Average&quot;;IF([.E325]&lt;=65;&quot;A Little High&quot;;IF([.E325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Friendliness</text:p>
          </table:table-cell>
          <table:covered-table-cell table:style-name="ce55"/>
          <table:table-cell table:style-name="ce5" table:formula="of:=SUM([.P26]+[.P47]+[.P64]+[.P87]+[.P140]+[.P153]+[.P188]+[.P250]+[.P269]+[.P289])" office:value-type="float" office:value="28" calcext:value-type="float">
            <text:p>28</text:p>
          </table:table-cell>
          <table:table-cell table:style-name="ce5" table:formula="of:=QUOTIENT(PRODUCT(5;ORG.LIBREOFFICE.RAWSUBTRACT( [.D326];10));2)" office:value-type="float" office:value="45" calcext:value-type="float">
            <text:p>45</text:p>
          </table:table-cell>
          <table:table-cell table:style-name="ce64" table:formula="of:=IF([.E326]&lt;=20;&quot;Very Low&quot;;IF([.E326]&lt;=34;&quot;Low&quot;;IF([.E326]&lt;=45;&quot;A Little Low&quot;;IF([.E326]&lt;=54;&quot;Average&quot;;IF([.E326]&lt;=65;&quot;A Little High&quot;;IF([.E326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Gregariousness</text:p>
          </table:table-cell>
          <table:covered-table-cell table:style-name="ce55"/>
          <table:table-cell table:style-name="ce5" table:formula="of:=SUM([.P25]+[.P61]+[.P113]+[.P147]+[.P164]+[.P187]+[.P211]+[.P243]+[.P272]+[.P292])" office:value-type="float" office:value="21" calcext:value-type="float">
            <text:p>21</text:p>
          </table:table-cell>
          <table:table-cell table:style-name="ce5" table:formula="of:=QUOTIENT(PRODUCT(5;ORG.LIBREOFFICE.RAWSUBTRACT( [.D327];10));2)" office:value-type="float" office:value="27" calcext:value-type="float">
            <text:p>27</text:p>
          </table:table-cell>
          <table:table-cell table:style-name="ce64" table:formula="of:=IF([.E327]&lt;=20;&quot;Very Low&quot;;IF([.E327]&lt;=34;&quot;Low&quot;;IF([.E327]&lt;=45;&quot;A Little Low&quot;;IF([.E327]&lt;=54;&quot;Average&quot;;IF([.E327]&lt;=65;&quot;A Little High&quot;;IF([.E327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30:.D335])" office:value-type="float" office:value="245" calcext:value-type="float">
            <text:p>245</text:p>
          </table:table-cell>
          <table:table-cell table:style-name="ce31" table:formula="of:=QUOTIENT(PRODUCT(ORG.LIBREOFFICE.RAWSUBTRACT([.D329];60);5);12)" office:value-type="float" office:value="77" calcext:value-type="float">
            <text:p>77</text:p>
          </table:table-cell>
          <table:table-cell table:style-name="ce63" table:formula="of:=IF([.E329]&lt;=20;&quot;Very Low&quot;;IF([.E329]&lt;=34;&quot;Low&quot;;IF([.E329]&lt;=45;&quot;A Little Low&quot;;IF([.E329]&lt;=54;&quot;Average&quot;;IF([.E329]&lt;=65;&quot;A Little High&quot;;IF([.E329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dventurousness</text:p>
          </table:table-cell>
          <table:covered-table-cell table:style-name="ce55"/>
          <table:table-cell table:style-name="ce5" table:formula="of:=SUM([.P28]+[.P45]+[.P103]+[.P120]+[.P137]+[.P152]+[.P173]+[.P221]+[.P248]+[.P294])" office:value-type="float" office:value="36" calcext:value-type="float">
            <text:p>36</text:p>
          </table:table-cell>
          <table:table-cell table:style-name="ce5" table:formula="of:=QUOTIENT(PRODUCT(5;ORG.LIBREOFFICE.RAWSUBTRACT( [.D330];10));2)" office:value-type="float" office:value="65" calcext:value-type="float">
            <text:p>65</text:p>
          </table:table-cell>
          <table:table-cell table:style-name="ce64" table:formula="of:=IF([.E330]&lt;=20;&quot;Very Low&quot;;IF([.E330]&lt;=34;&quot;Low&quot;;IF([.E330]&lt;=45;&quot;A Little Low&quot;;IF([.E330]&lt;=54;&quot;Average&quot;;IF([.E330]&lt;=65;&quot;A Little High&quot;;IF([.E33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esthetic Appreciation</text:p>
          </table:table-cell>
          <table:covered-table-cell table:style-name="ce55"/>
          <table:table-cell table:style-name="ce5" table:formula="of:=SUM([.P22]+[.P52]+[.P98]+[.P126]+[.P144]+[.P176]+[.P195]+[.P226]+[.P252]+[.P265])" office:value-type="float" office:value="45" calcext:value-type="float">
            <text:p>45</text:p>
          </table:table-cell>
          <table:table-cell table:style-name="ce5" table:formula="of:=QUOTIENT(PRODUCT(5;ORG.LIBREOFFICE.RAWSUBTRACT( [.D331];10));2)" office:value-type="float" office:value="87" calcext:value-type="float">
            <text:p>87</text:p>
          </table:table-cell>
          <table:table-cell table:style-name="ce64" table:formula="of:=IF([.E331]&lt;=20;&quot;Very Low&quot;;IF([.E331]&lt;=34;&quot;Low&quot;;IF([.E331]&lt;=45;&quot;A Little Low&quot;;IF([.E331]&lt;=54;&quot;Average&quot;;IF([.E331]&lt;=65;&quot;A Little High&quot;;IF([.E331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motionality</text:p>
          </table:table-cell>
          <table:covered-table-cell table:style-name="ce55"/>
          <table:table-cell table:style-name="ce5" table:formula="of:=SUM([.P29]+[.P59]+[.P105]+[.P124]+[.P148]+[.P181]+[.P200]+[.P219]+[.P233]+[.P244])" office:value-type="float" office:value="35" calcext:value-type="float">
            <text:p>35</text:p>
          </table:table-cell>
          <table:table-cell table:style-name="ce5" table:formula="of:=QUOTIENT(PRODUCT(5;ORG.LIBREOFFICE.RAWSUBTRACT( [.D332];10));2)" office:value-type="float" office:value="62" calcext:value-type="float">
            <text:p>62</text:p>
          </table:table-cell>
          <table:table-cell table:style-name="ce64" table:formula="of:=IF([.E332]&lt;=20;&quot;Very Low&quot;;IF([.E332]&lt;=34;&quot;Low&quot;;IF([.E332]&lt;=45;&quot;A Little Low&quot;;IF([.E332]&lt;=54;&quot;Average&quot;;IF([.E332]&lt;=65;&quot;A Little High&quot;;IF([.E33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magination</text:p>
          </table:table-cell>
          <table:covered-table-cell table:style-name="ce55"/>
          <table:table-cell table:style-name="ce5" table:formula="of:=SUM([.P41]+[.P77]+[.P114]+[.P158]+[.P186]+[.P206]+[.P224]+[.P258]+[.P275]+[.P293])" office:value-type="float" office:value="44" calcext:value-type="float">
            <text:p>44</text:p>
          </table:table-cell>
          <table:table-cell table:style-name="ce5" table:formula="of:=QUOTIENT(PRODUCT(5;ORG.LIBREOFFICE.RAWSUBTRACT( [.D333];10));2)" office:value-type="float" office:value="85" calcext:value-type="float">
            <text:p>85</text:p>
          </table:table-cell>
          <table:table-cell table:style-name="ce64" table:formula="of:=IF([.E333]&lt;=20;&quot;Very Low&quot;;IF([.E333]&lt;=34;&quot;Low&quot;;IF([.E333]&lt;=45;&quot;A Little Low&quot;;IF([.E333]&lt;=54;&quot;Average&quot;;IF([.E333]&lt;=65;&quot;A Little High&quot;;IF([.E333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ntellect</text:p>
          </table:table-cell>
          <table:covered-table-cell table:style-name="ce55"/>
          <table:table-cell table:style-name="ce5" table:formula="of:=SUM([.P16]+[.P44]+[.P66]+[.P110]+[.P143]+[.P163]+[.P199]+[.P232]+[.P256]+[.P282])" office:value-type="float" office:value="47" calcext:value-type="float">
            <text:p>47</text:p>
          </table:table-cell>
          <table:table-cell table:style-name="ce5" table:formula="of:=QUOTIENT(PRODUCT(5;ORG.LIBREOFFICE.RAWSUBTRACT( [.D334];10));2)" office:value-type="float" office:value="92" calcext:value-type="float">
            <text:p>92</text:p>
          </table:table-cell>
          <table:table-cell table:style-name="ce64" table:formula="of:=IF([.E334]&lt;=20;&quot;Very Low&quot;;IF([.E334]&lt;=34;&quot;Low&quot;;IF([.E334]&lt;=45;&quot;A Little Low&quot;;IF([.E334]&lt;=54;&quot;Average&quot;;IF([.E334]&lt;=65;&quot;A Little High&quot;;IF([.E334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Liberalism</text:p>
          </table:table-cell>
          <table:covered-table-cell table:style-name="ce55"/>
          <table:table-cell table:style-name="ce5" table:formula="of:=SUM([.P6]+[.P37]+[.P60]+[.P99]+[.P116]+[.P160]+[.P210]+[.P240]+[.P274]+[.P301])" office:value-type="float" office:value="38" calcext:value-type="float">
            <text:p>38</text:p>
          </table:table-cell>
          <table:table-cell table:style-name="ce5" table:formula="of:=QUOTIENT(PRODUCT(5;ORG.LIBREOFFICE.RAWSUBTRACT( [.D335];10));2)" office:value-type="float" office:value="70" calcext:value-type="float">
            <text:p>70</text:p>
          </table:table-cell>
          <table:table-cell table:style-name="ce64" table:formula="of:=IF([.E335]&lt;=20;&quot;Very Low&quot;;IF([.E335]&lt;=34;&quot;Low&quot;;IF([.E335]&lt;=45;&quot;A Little Low&quot;;IF([.E335]&lt;=54;&quot;Average&quot;;IF([.E335]&lt;=65;&quot;A Little High&quot;;IF([.E335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8"/>
          <table:table-cell table:style-name="ce55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0"/>
          <table:table-cell table:style-name="ce32" table:formula="of:=SUM([.D338:.D343])" office:value-type="float" office:value="246" calcext:value-type="float">
            <text:p>246</text:p>
          </table:table-cell>
          <table:table-cell table:style-name="ce31" table:formula="of:=QUOTIENT(PRODUCT(ORG.LIBREOFFICE.RAWSUBTRACT([.D337];60);5);12)" office:value-type="float" office:value="77" calcext:value-type="float">
            <text:p>77</text:p>
          </table:table-cell>
          <table:table-cell table:style-name="ce63" table:formula="of:=IF([.E337]&lt;=20;&quot;Very Low&quot;;IF([.E337]&lt;=34;&quot;Low&quot;;IF([.E337]&lt;=45;&quot;A Little Low&quot;;IF([.E337]&lt;=54;&quot;Average&quot;;IF([.E337]&lt;=65;&quot;A Little High&quot;;IF([.E337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ltruism</text:p>
          </table:table-cell>
          <table:covered-table-cell table:style-name="ce55"/>
          <table:table-cell table:style-name="ce5" table:formula="of:=SUM([.P15]+[.P34]+[.P56]+[.P74]+[.P90]+[.P146]+[.P177]+[.P198]+[.P239]+[.P291])" office:value-type="float" office:value="37" calcext:value-type="float">
            <text:p>37</text:p>
          </table:table-cell>
          <table:table-cell table:style-name="ce5" table:formula="of:=QUOTIENT(PRODUCT(5;ORG.LIBREOFFICE.RAWSUBTRACT( [.D338];10));2)" office:value-type="float" office:value="67" calcext:value-type="float">
            <text:p>67</text:p>
          </table:table-cell>
          <table:table-cell table:style-name="ce64" table:formula="of:=IF([.E338]&lt;=20;&quot;Very Low&quot;;IF([.E338]&lt;=34;&quot;Low&quot;;IF([.E338]&lt;=45;&quot;A Little Low&quot;;IF([.E338]&lt;=54;&quot;Average&quot;;IF([.E338]&lt;=65;&quot;A Little High&quot;;IF([.E338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ooperation</text:p>
          </table:table-cell>
          <table:covered-table-cell table:style-name="ce55"/>
          <table:table-cell table:style-name="ce5" table:formula="of:=SUM([.P51]+[.P76]+[.P101]+[.P123]+[.P142]+[.P170]+[.P184]+[.P231]+[.P249]+[.P276])" office:value-type="float" office:value="44" calcext:value-type="float">
            <text:p>44</text:p>
          </table:table-cell>
          <table:table-cell table:style-name="ce5" table:formula="of:=QUOTIENT(PRODUCT(5;ORG.LIBREOFFICE.RAWSUBTRACT( [.D339];10));2)" office:value-type="float" office:value="85" calcext:value-type="float">
            <text:p>85</text:p>
          </table:table-cell>
          <table:table-cell table:style-name="ce64" table:formula="of:=IF([.E339]&lt;=20;&quot;Very Low&quot;;IF([.E339]&lt;=34;&quot;Low&quot;;IF([.E339]&lt;=45;&quot;A Little Low&quot;;IF([.E339]&lt;=54;&quot;Average&quot;;IF([.E339]&lt;=65;&quot;A Little High&quot;;IF([.E339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desty/Humility</text:p>
          </table:table-cell>
          <table:covered-table-cell table:style-name="ce55"/>
          <table:table-cell table:style-name="ce5" table:formula="of:=SUM([.P8]+[.P58]+[.P85]+[.P131]+[.P156]+[.P178]+[.P205]+[.P234]+[.P267]+[.P286])" office:value-type="float" office:value="40" calcext:value-type="float">
            <text:p>40</text:p>
          </table:table-cell>
          <table:table-cell table:style-name="ce5" table:formula="of:=QUOTIENT(PRODUCT(5;ORG.LIBREOFFICE.RAWSUBTRACT( [.D340];10));2)" office:value-type="float" office:value="75" calcext:value-type="float">
            <text:p>75</text:p>
          </table:table-cell>
          <table:table-cell table:style-name="ce64" table:formula="of:=IF([.E340]&lt;=20;&quot;Very Low&quot;;IF([.E340]&lt;=34;&quot;Low&quot;;IF([.E340]&lt;=45;&quot;A Little Low&quot;;IF([.E340]&lt;=54;&quot;Average&quot;;IF([.E340]&lt;=65;&quot;A Little High&quot;;IF([.E34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rality</text:p>
          </table:table-cell>
          <table:covered-table-cell table:style-name="ce55"/>
          <table:table-cell table:style-name="ce5" table:formula="of:=SUM([.P10]+[.P39]+[.P68]+[.P91]+[.P125]+[.P149]+[.P161]+[.P229]+[.P263]+[.P284])" office:value-type="float" office:value="46" calcext:value-type="float">
            <text:p>46</text:p>
          </table:table-cell>
          <table:table-cell table:style-name="ce5" table:formula="of:=QUOTIENT(PRODUCT(5;ORG.LIBREOFFICE.RAWSUBTRACT( [.D341];10));2)" office:value-type="float" office:value="90" calcext:value-type="float">
            <text:p>90</text:p>
          </table:table-cell>
          <table:table-cell table:style-name="ce64" table:formula="of:=IF([.E341]&lt;=20;&quot;Very Low&quot;;IF([.E341]&lt;=34;&quot;Low&quot;;IF([.E341]&lt;=45;&quot;A Little Low&quot;;IF([.E341]&lt;=54;&quot;Average&quot;;IF([.E341]&lt;=65;&quot;A Little High&quot;;IF([.E341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ympathy</text:p>
          </table:table-cell>
          <table:covered-table-cell table:style-name="ce55"/>
          <table:table-cell table:style-name="ce5" table:formula="of:=SUM([.P54]+[.P83]+[.P121]+[.P141]+[.P165]+[.P183]+[.P201]+[.P216]+[.P271]+[.P303])" office:value-type="float" office:value="39" calcext:value-type="float">
            <text:p>39</text:p>
          </table:table-cell>
          <table:table-cell table:style-name="ce5" table:formula="of:=QUOTIENT(PRODUCT(5;ORG.LIBREOFFICE.RAWSUBTRACT( [.D342];10));2)" office:value-type="float" office:value="72" calcext:value-type="float">
            <text:p>72</text:p>
          </table:table-cell>
          <table:table-cell table:style-name="ce64" table:formula="of:=IF([.E342]&lt;=20;&quot;Very Low&quot;;IF([.E342]&lt;=34;&quot;Low&quot;;IF([.E342]&lt;=45;&quot;A Little Low&quot;;IF([.E342]&lt;=54;&quot;Average&quot;;IF([.E342]&lt;=65;&quot;A Little High&quot;;IF([.E342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Trust</text:p>
          </table:table-cell>
          <table:covered-table-cell table:style-name="ce55"/>
          <table:table-cell table:style-name="ce5" table:formula="of:=SUM([.P19]+[.P42]+[.P65]+[.P89]+[.P127]+[.P167]+[.P203]+[.P230]+[.P255]+[.P283])" office:value-type="float" office:value="40" calcext:value-type="float">
            <text:p>40</text:p>
          </table:table-cell>
          <table:table-cell table:style-name="ce5" table:formula="of:=QUOTIENT(PRODUCT(5;ORG.LIBREOFFICE.RAWSUBTRACT( [.D343];10));2)" office:value-type="float" office:value="75" calcext:value-type="float">
            <text:p>75</text:p>
          </table:table-cell>
          <table:table-cell table:style-name="ce64" table:formula="of:=IF([.E343]&lt;=20;&quot;Very Low&quot;;IF([.E343]&lt;=34;&quot;Low&quot;;IF([.E343]&lt;=45;&quot;A Little Low&quot;;IF([.E343]&lt;=54;&quot;Average&quot;;IF([.E343]&lt;=65;&quot;A Little High&quot;;IF([.E343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46:.D351])" office:value-type="float" office:value="254" calcext:value-type="float">
            <text:p>254</text:p>
          </table:table-cell>
          <table:table-cell table:style-name="ce31" table:formula="of:=QUOTIENT(PRODUCT(ORG.LIBREOFFICE.RAWSUBTRACT([.D345];60);5);12)" office:value-type="float" office:value="80" calcext:value-type="float">
            <text:p>80</text:p>
          </table:table-cell>
          <table:table-cell table:style-name="ce63" table:formula="of:=IF([.E345]&lt;=20;&quot;Very Low&quot;;IF([.E345]&lt;=34;&quot;Low&quot;;IF([.E345]&lt;=45;&quot;A Little Low&quot;;IF([.E345]&lt;=54;&quot;Average&quot;;IF([.E345]&lt;=65;&quot;A Little High&quot;;IF([.E345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hievement-Striving</text:p>
          </table:table-cell>
          <table:covered-table-cell table:style-name="ce55"/>
          <table:table-cell table:style-name="ce5" table:formula="of:=SUM([.P17]+[.P46]+[.P75]+[.P93]+[.P134]+[.P175]+[.P241]+[.P257]+[.P279]+[.P299])" office:value-type="float" office:value="44" calcext:value-type="float">
            <text:p>44</text:p>
          </table:table-cell>
          <table:table-cell table:style-name="ce5" table:formula="of:=QUOTIENT(PRODUCT(5;ORG.LIBREOFFICE.RAWSUBTRACT( [.D346];10));2)" office:value-type="float" office:value="85" calcext:value-type="float">
            <text:p>85</text:p>
          </table:table-cell>
          <table:table-cell table:style-name="ce64" table:formula="of:=IF([.E346]&lt;=20;&quot;Very Low&quot;;IF([.E346]&lt;=34;&quot;Low&quot;;IF([.E346]&lt;=45;&quot;A Little Low&quot;;IF([.E346]&lt;=54;&quot;Average&quot;;IF([.E346]&lt;=65;&quot;A Little High&quot;;IF([.E346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autiousness</text:p>
          </table:table-cell>
          <table:covered-table-cell table:style-name="ce55"/>
          <table:table-cell table:style-name="ce5" table:formula="of:=SUM([.P21]+[.P36]+[.P70]+[.P109]+[.P138]+[.P155]+[.P189]+[.P207]+[.P235]+[.P277])" office:value-type="float" office:value="40" calcext:value-type="float">
            <text:p>40</text:p>
          </table:table-cell>
          <table:table-cell table:style-name="ce5" table:formula="of:=QUOTIENT(PRODUCT(5;ORG.LIBREOFFICE.RAWSUBTRACT( [.D347];10));2)" office:value-type="float" office:value="75" calcext:value-type="float">
            <text:p>75</text:p>
          </table:table-cell>
          <table:table-cell table:style-name="ce64" table:formula="of:=IF([.E347]&lt;=20;&quot;Very Low&quot;;IF([.E347]&lt;=34;&quot;Low&quot;;IF([.E347]&lt;=45;&quot;A Little Low&quot;;IF([.E347]&lt;=54;&quot;Average&quot;;IF([.E347]&lt;=65;&quot;A Little High&quot;;IF([.E347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Dutifulness</text:p>
          </table:table-cell>
          <table:covered-table-cell table:style-name="ce55"/>
          <table:table-cell table:style-name="ce5" table:formula="of:=SUM([.P31]+[.P82]+[.P100]+[.P119]+[.P139]+[.P162]+[.P191]+[.P247]+[.P278]+[.P304])" office:value-type="float" office:value="46" calcext:value-type="float">
            <text:p>46</text:p>
          </table:table-cell>
          <table:table-cell table:style-name="ce5" table:formula="of:=QUOTIENT(PRODUCT(5;ORG.LIBREOFFICE.RAWSUBTRACT( [.D348];10));2)" office:value-type="float" office:value="90" calcext:value-type="float">
            <text:p>90</text:p>
          </table:table-cell>
          <table:table-cell table:style-name="ce64" table:formula="of:=IF([.E348]&lt;=20;&quot;Very Low&quot;;IF([.E348]&lt;=34;&quot;Low&quot;;IF([.E348]&lt;=45;&quot;A Little Low&quot;;IF([.E348]&lt;=54;&quot;Average&quot;;IF([.E348]&lt;=65;&quot;A Little High&quot;;IF([.E348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Orderliness</text:p>
          </table:table-cell>
          <table:covered-table-cell table:style-name="ce55"/>
          <table:table-cell table:style-name="ce5" table:formula="of:=SUM([.P9]+[.P35]+[.P63]+[.P92]+[.P118]+[.P169]+[.P197]+[.P237]+[.P253]+[.P298])" office:value-type="float" office:value="40" calcext:value-type="float">
            <text:p>40</text:p>
          </table:table-cell>
          <table:table-cell table:style-name="ce5" table:formula="of:=QUOTIENT(PRODUCT(5;ORG.LIBREOFFICE.RAWSUBTRACT( [.D349];10));2)" office:value-type="float" office:value="75" calcext:value-type="float">
            <text:p>75</text:p>
          </table:table-cell>
          <table:table-cell table:style-name="ce64" table:formula="of:=IF([.E349]&lt;=20;&quot;Very Low&quot;;IF([.E349]&lt;=34;&quot;Low&quot;;IF([.E349]&lt;=45;&quot;A Little Low&quot;;IF([.E349]&lt;=54;&quot;Average&quot;;IF([.E349]&lt;=65;&quot;A Little High&quot;;IF([.E349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Discipline</text:p>
          </table:table-cell>
          <table:covered-table-cell table:style-name="ce55"/>
          <table:table-cell table:style-name="ce5" table:formula="of:=SUM([.P23]+[.P81]+[.P108]+[.P154]+[.P174]+[.P194]+[.P217]+[.P242]+[.P273]+[.P295])" office:value-type="float" office:value="41" calcext:value-type="float">
            <text:p>41</text:p>
          </table:table-cell>
          <table:table-cell table:style-name="ce5" table:formula="of:=QUOTIENT(PRODUCT(5;ORG.LIBREOFFICE.RAWSUBTRACT( [.D350];10));2)" office:value-type="float" office:value="77" calcext:value-type="float">
            <text:p>77</text:p>
          </table:table-cell>
          <table:table-cell table:style-name="ce64" table:formula="of:=IF([.E350]&lt;=20;&quot;Very Low&quot;;IF([.E350]&lt;=34;&quot;Low&quot;;IF([.E350]&lt;=45;&quot;A Little Low&quot;;IF([.E350]&lt;=54;&quot;Average&quot;;IF([.E350]&lt;=65;&quot;A Little High&quot;;IF([.E35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Efficacy</text:p>
          </table:table-cell>
          <table:covered-table-cell table:style-name="ce55"/>
          <table:table-cell table:style-name="ce5" table:formula="of:=SUM([.P20]+[.P43]+[.P79]+[.P107]+[.P117]+[.P157]+[.P185]+[.P222]+[.P238]+[.P259])" office:value-type="float" office:value="43" calcext:value-type="float">
            <text:p>43</text:p>
          </table:table-cell>
          <table:table-cell table:style-name="ce5" table:formula="of:=QUOTIENT(PRODUCT(5;ORG.LIBREOFFICE.RAWSUBTRACT( [.D351];10));2)" office:value-type="float" office:value="82" calcext:value-type="float">
            <text:p>82</text:p>
          </table:table-cell>
          <table:table-cell table:style-name="ce64" table:formula="of:=IF([.E351]&lt;=20;&quot;Very Low&quot;;IF([.E351]&lt;=34;&quot;Low&quot;;IF([.E351]&lt;=45;&quot;A Little Low&quot;;IF([.E351]&lt;=54;&quot;Average&quot;;IF([.E351]&lt;=65;&quot;A Little High&quot;;IF([.E351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4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5" table:number-columns-repeated="6" table:default-cell-style-name="Default"/>
        <table:table-row table:style-name="ro4">
          <table:table-cell office:value-type="string" calcext:value-type="string">
            <text:p>Score:</text:p>
          </table:table-cell>
          <table:table-cell office:value-type="string" calcext:value-type="string">
            <text:p>Facet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ger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xiet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Depression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Immoderatio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Self-consciousnes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Vulnerabilit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Extraversion 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ctivity-Level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Assertiveness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Cheerfulne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Excitement-Seeking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Friendlines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Gregariousnes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Openness 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dventurousnes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esthetic Appreciation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Emotionalit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Imagination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Intellect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Liberalism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ltruism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ooperation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Modesty/Humilit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Morality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Trus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Conscientiousness 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Achievement-Striving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Cautious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Dutifulness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Orderli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Discipline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Efficacy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8:20:42.505596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10T20:45:40.452606162</dc:date>
    <meta:editing-duration>P2DT4H36M31S</meta:editing-duration>
    <meta:editing-cycles>215</meta:editing-cycles>
    <meta:document-statistic meta:table-count="2" meta:cell-count="3921" meta:object-count="0"/>
  </office:meta>
</office:document-meta>
</file>